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svg:stroke-opacity="100%" draw:fill="gradient" draw:fill-gradient-name="a1598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solid" svg:stroke-width="0.026cm" svg:stroke-color="#4a7ebb" svg:stroke-opacity="100%" draw:fill="gradient" draw:fill-gradient-name="a160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solid" svg:stroke-width="0.026cm" svg:stroke-color="#be4b48" svg:stroke-opacity="100%" draw:fill="gradient" draw:fill-gradient-name="a161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26cm" svg:stroke-color="#98b954" svg:stroke-opacity="100%" draw:fill="gradient" draw:fill-gradient-name="a161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26cm" svg:stroke-color="#7d60a0" svg:stroke-opacity="100%" draw:fill="gradient" draw:fill-gradient-name="a1618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26cm" svg:stroke-color="#f69240" svg:stroke-opacity="100%" draw:fill="gradient" draw:fill-gradient-name="a1623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3cm" svg:stroke-color="#7d60a0" draw:marker-start-width="0.206cm" draw:marker-end-width="0.206cm" svg:stroke-opacity="100%" draw:fill="gradient" draw:fill-gradient-name="a1629" draw:textarea-horizontal-align="center" draw:textarea-vertical-align="middle" draw:auto-grow-height="false" draw:auto-grow-width="false" fo:padding-top="0.129cm" fo:padding-bottom="0.129cm" fo:padding-left="0.256cm" fo:padding-right="0.256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a7ebb" draw:marker-start="a1640" draw:marker-end="a1641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a7ebb" draw:marker-start="a1643" draw:marker-end="a1644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solid" svg:stroke-width="0.026cm" svg:stroke-color="#4a7ebb" draw:marker-start="a1649" draw:marker-end="a1650" svg:stroke-opacity="100%" draw:fill="none" fo:padding-top="0.138cm" fo:padding-bottom="0.138cm" fo:padding-left="0.263cm" fo:padding-right="0.263cm"/>
    </style:style>
    <style:style style:name="gr12" style:family="graphic" style:parent-style-name="standard">
      <style:graphic-properties draw:stroke="solid" svg:stroke-width="0.026cm" svg:stroke-color="#4a7ebb" draw:marker-start="a1652" draw:marker-end="a1653" svg:stroke-opacity="100%" draw:fill="none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4a7ebb" draw:marker-start="a1655" draw:marker-end="a1656" svg:stroke-opacity="100%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solid" svg:stroke-width="0.026cm" svg:stroke-color="#4a7ebb" draw:marker-start="a1661" draw:marker-end="a1662" svg:stroke-opacity="100%" draw:fill="none" fo:padding-top="0.138cm" fo:padding-bottom="0.138cm" fo:padding-left="0.263cm" fo:padding-right="0.263cm"/>
    </style:style>
    <style:style style:name="gr15" style:family="graphic" style:parent-style-name="standard">
      <style:graphic-properties draw:stroke="solid" svg:stroke-width="0.026cm" svg:stroke-color="#4a7ebb" draw:marker-start="a1664" draw:marker-end="a1665" svg:stroke-opacity="100%" draw:fill="none" fo:padding-top="0.138cm" fo:padding-bottom="0.138cm" fo:padding-left="0.263cm" fo:padding-right="0.263cm"/>
    </style:style>
    <style:style style:name="gr16" style:family="graphic" style:parent-style-name="standard">
      <style:graphic-properties draw:stroke="solid" svg:stroke-width="0.026cm" svg:stroke-color="#4a7ebb" draw:marker-start="a1667" draw:marker-end="a1668" svg:stroke-opacity="100%" draw:fill="none" fo:padding-top="0.138cm" fo:padding-bottom="0.138cm" fo:padding-left="0.263cm" fo:padding-right="0.263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5.683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26cm" svg:stroke-color="#4a7ebb" draw:marker-start="a1673" draw:marker-end="a1674" svg:stroke-opacity="100%" draw:fill="none" fo:padding-top="0.138cm" fo:padding-bottom="0.138cm" fo:padding-left="0.263cm" fo:padding-right="0.263cm"/>
    </style:style>
    <style:style style:name="gr19" style:family="graphic" style:parent-style-name="standard">
      <style:graphic-properties draw:stroke="solid" svg:stroke-width="0.071cm" svg:stroke-color="#8c3836" svg:stroke-opacity="100%" draw:fill="solid" draw:fill-color="#c050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4a7ebb" draw:marker-start="a1682" draw:marker-end="a1683" svg:stroke-opacity="100%" draw:fill="none" fo:padding-top="0.138cm" fo:padding-bottom="0.138cm" fo:padding-left="0.263cm" fo:padding-right="0.263cm"/>
    </style:style>
    <style:style style:name="gr21" style:family="graphic" style:parent-style-name="standard">
      <style:graphic-properties draw:stroke="solid" svg:stroke-width="0.026cm" svg:stroke-color="#4a7ebb" draw:marker-start="a1685" draw:marker-end="a1686" svg:stroke-opacity="100%" draw:fill="none" fo:padding-top="0.138cm" fo:padding-bottom="0.138cm" fo:padding-left="0.263cm" fo:padding-right="0.26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gradient" draw:fill-gradient-name="a1598"/>
      <style:paragraph-properties style:writing-mode="lr-tb" style:font-independent-line-spacing="true"/>
      <style:text-properties style:font-name="DejaVu Sans"/>
    </style:style>
    <style:style style:name="P3" style:family="paragraph">
      <loext:graphic-properties draw:fill="gradient" draw:fill-gradient-name="a1606"/>
      <style:paragraph-properties style:writing-mode="lr-tb" style:font-independent-line-spacing="true"/>
      <style:text-properties style:font-name="DejaVu Sans"/>
    </style:style>
    <style:style style:name="P4" style:family="paragraph">
      <loext:graphic-properties draw:fill="gradient" draw:fill-gradient-name="a1610"/>
      <style:paragraph-properties style:writing-mode="lr-tb" style:font-independent-line-spacing="true"/>
      <style:text-properties style:font-name="DejaVu Sans"/>
    </style:style>
    <style:style style:name="P5" style:family="paragraph">
      <loext:graphic-properties draw:fill="gradient" draw:fill-gradient-name="a1614"/>
      <style:paragraph-properties style:writing-mode="lr-tb" style:font-independent-line-spacing="true"/>
      <style:text-properties style:font-name="DejaVu Sans"/>
    </style:style>
    <style:style style:name="P6" style:family="paragraph">
      <loext:graphic-properties draw:fill="gradient" draw:fill-gradient-name="a1618"/>
      <style:paragraph-properties style:writing-mode="lr-tb" style:font-independent-line-spacing="true"/>
      <style:text-properties style:font-name="DejaVu Sans"/>
    </style:style>
    <style:style style:name="P7" style:family="paragraph">
      <loext:graphic-properties draw:fill="gradient" draw:fill-gradient-name="a1623"/>
      <style:paragraph-properties style:writing-mode="lr-tb" style:font-independent-line-spacing="true"/>
      <style:text-properties style:font-name="DejaVu Sans"/>
    </style:style>
    <style:style style:name="P8" style:family="paragraph">
      <loext:graphic-properties draw:fill="gradient" draw:fill-gradient-name="a162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DejaVu Sans"/>
    </style:style>
    <style:style style:name="P9" style:family="paragraph">
      <loext:graphic-properties draw:fill="solid" draw:fill-color="#4f81bd" draw:opacity="100%"/>
      <style:paragraph-properties style:writing-mode="lr-tb" style:font-independent-line-spacing="true"/>
      <style:text-properties style:font-name="DejaVu Sans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DejaVu Sans" fo:font-size="18pt" style:font-size-asian="18pt" style:font-size-complex="18pt"/>
    </style:style>
    <style:style style:name="P13" style:family="paragraph">
      <loext:graphic-properties draw:fill="solid" draw:fill-color="#c0504d" draw:opacity="100%"/>
      <style:paragraph-properties style:writing-mode="lr-tb" style:font-independent-line-spacing="true"/>
      <style:text-properties style:font-name="DejaVu Sans"/>
    </style:style>
    <style:style style:name="T1" style:family="text">
      <style:text-properties fo:color="#000000" style:text-line-through-style="none" style:text-line-through-type="none" style:text-position="0% 100%" style:font-name="DejaVu San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DejaVu San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100%" style:font-name="DejaVu San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2" draw:layer="layout" svg:width="24.3cm" svg:height="1cm" svg:x="2.5cm" svg:y="18.226cm">
          <draw:glue-point draw:id="4" svg:x="1.378cm" svg:y="-5.13cm"/>
          <text:p text:style-name="P1"><text:span text:style-name="T1">Product Hardware – PPC/ARM/FPGA/DFE</text:span></text:p>
          <draw:enhanced-geometry svg:viewBox="0 0 21600 21600" draw:type="non-primitive" draw:enhanced-path="M 0 0 L 21600 0 21600 21600 0 21600 Z N"/>
        </draw:custom-shape>
        <draw:custom-shape draw:name="Rectangle 4" draw:style-name="gr2" draw:text-style-name="P3" draw:layer="layout" svg:width="14.8cm" svg:height="1cm" svg:x="2.4cm" svg:y="15.726cm">
          <text:p text:style-name="P1"><text:span text:style-name="T1">Reusable Operating System and BSP</text:span></text:p>
          <draw:enhanced-geometry svg:viewBox="0 0 21600 21600" draw:type="non-primitive" draw:enhanced-path="M 0 0 L 21600 0 21600 21600 0 21600 Z N"/>
        </draw:custom-shape>
        <draw:custom-shape draw:name="Rectangle 5" draw:style-name="gr3" draw:text-style-name="P4" xml:id="id2" draw:id="id2" draw:layer="layout" svg:width="12cm" svg:height="1cm" svg:x="9.8cm" svg:y="13.925cm">
          <text:p text:style-name="P1"><text:span text:style-name="T1">Common Code Implementation </text:span></text:p>
          <draw:enhanced-geometry svg:viewBox="0 0 21600 21600" draw:type="non-primitive" draw:enhanced-path="M 0 0 L 21600 0 21600 21600 0 21600 Z N"/>
        </draw:custom-shape>
        <draw:custom-shape draw:name="Rectangle 6" draw:style-name="gr4" draw:text-style-name="P5" xml:id="id1" draw:id="id1" draw:layer="layout" svg:width="15.006cm" svg:height="1cm" svg:x="8.317cm" svg:y="11.389cm">
          <text:p text:style-name="P1"><text:span text:style-name="T1">Hardware Specific Implementation</text:span></text:p>
          <draw:enhanced-geometry svg:viewBox="0 0 21600 21600" draw:type="non-primitive" draw:enhanced-path="M 0 0 L 21600 0 21600 21600 0 21600 Z N"/>
        </draw:custom-shape>
        <draw:custom-shape draw:name="Rectangle 7" draw:style-name="gr5" draw:text-style-name="P6" draw:layer="layout" svg:width="15.002cm" svg:height="1cm" svg:x="8.3cm" svg:y="10.325cm">
          <text:p text:style-name="P1"><text:span text:style-name="T1">Virtual Hardware Interface</text:span></text:p>
          <draw:enhanced-geometry svg:viewBox="0 0 21600 21600" draw:type="non-primitive" draw:enhanced-path="M 0 0 L 21600 0 21600 21600 0 21600 Z N"/>
        </draw:custom-shape>
        <draw:custom-shape draw:name="Rectangle 8" draw:style-name="gr6" draw:text-style-name="P7" xml:id="id6" draw:id="id6" draw:layer="layout" svg:width="11.876cm" svg:height="1cm" svg:x="4.415cm" svg:y="7.365cm">
          <text:p text:style-name="P1"><text:span text:style-name="T1">Services Implementation</text:span></text:p>
          <draw:enhanced-geometry svg:viewBox="0 0 21600 21600" draw:type="non-primitive" draw:enhanced-path="M 0 0 L 21600 0 21600 21600 0 21600 Z N"/>
        </draw:custom-shape>
        <draw:custom-shape draw:name="Rectangle 9" draw:style-name="gr7" draw:text-style-name="P8" xml:id="id5" draw:id="id5" draw:layer="layout" svg:width="11.9cm" svg:height="1cm" svg:x="4.4cm" svg:y="6.325cm">
          <text:p text:style-name="P1"><text:span text:style-name="T1">Virtual </text:span><text:span text:style-name="T2">Services Interface</text:span></text:p>
          <draw:enhanced-geometry svg:viewBox="0 0 21600 21600" draw:type="non-primitive" draw:enhanced-path="M 0 0 L 21600 0 21600 21600 0 21600 Z N"/>
        </draw:custom-shape>
        <draw:custom-shape draw:name="Rectangle 10" draw:style-name="gr8" draw:text-style-name="P9" xml:id="id3" draw:id="id3" draw:layer="layout" svg:width="19.802cm" svg:height="1cm" svg:x="3.7cm" svg:y="4.324cm">
          <text:p text:style-name="P1"><text:span text:style-name="T3">Customer/Product Specific Application Implementation</text:span></text:p>
          <draw:enhanced-geometry svg:viewBox="0 0 21600 21600" draw:type="non-primitive" draw:enhanced-path="M 0 0 L 21600 0 21600 21600 0 21600 Z N"/>
        </draw:custom-shape>
        <draw:connector draw:name="Straight Arrow Connector 24" draw:style-name="gr9" draw:text-style-name="P10" draw:layer="layout" draw:type="line" svg:x1="9.963cm" svg:y1="6.287cm" svg:x2="9.976cm" svg:y2="5.286cm" svg:d="M9963 6287l13-1001" svg:viewBox="0 0 14 1002">
          <text:p/>
        </draw:connector>
        <draw:connector draw:name="Straight Arrow Connector 26" draw:style-name="gr10" draw:text-style-name="P10" draw:layer="layout" draw:type="line" svg:x1="7.088cm" svg:y1="8.51cm" svg:x2="7.1cm" svg:y2="15.651cm" svg:d="M7088 8510l12 7141" svg:viewBox="0 0 13 7142">
          <text:p/>
        </draw:connector>
        <draw:connector draw:name="Straight Arrow Connector 32" draw:style-name="gr11" draw:text-style-name="P10" draw:layer="layout" draw:type="line" svg:x1="16.901cm" svg:y1="5.324cm" svg:x2="16.901cm" svg:y2="10.325cm" svg:d="M16901 5324v5001" svg:viewBox="0 0 1 5002">
          <text:p/>
        </draw:connector>
        <draw:connector draw:name="Straight Arrow Connector 34" draw:style-name="gr12" draw:text-style-name="P10" draw:layer="layout" draw:type="line" svg:x1="22.726cm" svg:y1="12.494cm" svg:x2="22.714cm" svg:y2="18.309cm" svg:d="M22726 12494l-12 5815" svg:viewBox="0 0 13 5816">
          <text:p/>
        </draw:connector>
        <draw:connector draw:name="Straight Arrow Connector 36" draw:style-name="gr13" draw:text-style-name="P10" draw:layer="layout" draw:type="line" svg:x1="15.82cm" svg:y1="12.389cm" svg:x2="15.8cm" svg:y2="13.925cm" draw:start-shape="id1" draw:start-glue-point="2" draw:end-shape="id2" draw:end-glue-point="0" svg:d="M15820 12389l-20 1536" svg:viewBox="0 0 21 1537">
          <text:p/>
        </draw:connector>
        <draw:connector draw:name="Straight Arrow Connector 42" draw:style-name="gr14" draw:text-style-name="P10" draw:layer="layout" draw:type="line" svg:x1="13.201cm" svg:y1="14.925cm" svg:x2="13.201cm" svg:y2="15.726cm" svg:d="M13201 14925v801" svg:viewBox="0 0 1 802">
          <text:p/>
        </draw:connector>
        <draw:connector draw:name="Straight Arrow Connector 44" draw:style-name="gr15" draw:text-style-name="P10" draw:layer="layout" draw:type="line" svg:x1="8.94cm" svg:y1="12.494cm" svg:x2="8.932cm" svg:y2="15.689cm" svg:d="M8940 12494l-8 3195" svg:viewBox="0 0 9 3196">
          <text:p/>
        </draw:connector>
        <draw:connector draw:name="Straight Arrow Connector 46" draw:style-name="gr16" draw:text-style-name="P10" draw:layer="layout" draw:type="line" svg:x1="13.601cm" svg:y1="3.324cm" svg:x2="13.601cm" svg:y2="4.324cm" draw:end-shape="id3" draw:end-glue-point="0" svg:d="M13601 3324v1000" svg:viewBox="0 0 1 1001">
          <text:p/>
        </draw:connector>
        <draw:frame draw:name="TextBox 48" draw:style-name="gr17" draw:text-style-name="P12" draw:layer="layout" svg:width="6.191cm" svg:height="1.017cm" svg:x="10.509cm" svg:y="2.283cm">
          <draw:text-box>
            <text:p text:style-name="P11"><text:span text:style-name="T1">External Interface</text:span></text:p>
          </draw:text-box>
        </draw:frame>
        <draw:connector draw:name="Straight Arrow Connector 50" draw:style-name="gr18" draw:text-style-name="P10" draw:layer="layout" draw:type="line" svg:x1="4cm" svg:y1="5.324cm" svg:x2="4cm" svg:y2="15.726cm" svg:d="M4000 5324v10402" svg:viewBox="0 0 1 10403">
          <text:p/>
        </draw:connector>
        <draw:custom-shape draw:name="Rectangle 25" draw:style-name="gr19" draw:text-style-name="P13" xml:id="id4" draw:id="id4" draw:layer="layout" svg:width="11cm" svg:height="0.966cm" svg:x="17.5cm" svg:y="6.334cm">
          <text:p text:style-name="P1"><text:span text:style-name="T3">External Test InterFace </text:span></text:p>
          <draw:enhanced-geometry svg:viewBox="0 0 21600 21600" draw:type="non-primitive" draw:enhanced-path="M 0 0 L 21600 0 21600 21600 0 21600 Z N"/>
        </draw:custom-shape>
        <draw:connector draw:name="Straight Arrow Connector 30" draw:style-name="gr20" draw:text-style-name="P10" draw:layer="layout" draw:type="line" svg:x1="22.635cm" svg:y1="7.364cm" svg:x2="22.599cm" svg:y2="10.413cm" svg:d="M22635 7364l-36 3049" svg:viewBox="0 0 37 3050">
          <text:p/>
        </draw:connector>
        <draw:connector draw:name="Straight Arrow Connector 35" draw:style-name="gr21" draw:text-style-name="P10" draw:layer="layout" draw:type="line" svg:x1="17.5cm" svg:y1="6.817cm" svg:x2="16.3cm" svg:y2="6.825cm" draw:start-shape="id4" draw:start-glue-point="3" draw:end-shape="id5" draw:end-glue-point="1" svg:d="M17500 6817l-1200 8" svg:viewBox="0 0 1201 9">
          <text:p/>
        </draw:connector>
        <draw:connector draw:name="Straight Arrow Connector 30" draw:style-name="gr20" draw:text-style-name="P10" draw:layer="layout" draw:type="line" svg:x1="9.831cm" svg:y1="16.738cm" svg:x2="9.843cm" svg:y2="18.23cm" svg:d="M9831 16738l12 1492" svg:viewBox="0 0 13 1493">
          <text:p/>
        </draw:connector>
        <draw:connector draw:name="Straight Arrow Connector 44" draw:style-name="gr15" draw:text-style-name="P10" draw:layer="controls" draw:type="line" svg:x1="18.592cm" svg:y1="14.981cm" svg:x2="18.539cm" svg:y2="18.209cm" svg:d="M18592 14981l-53 3228" svg:viewBox="0 0 54 3229">
          <text:p/>
        </draw:connector>
        <draw:connector draw:name="Straight Arrow Connector 24" draw:style-name="gr9" draw:text-style-name="P10" draw:layer="controls" draw:type="line" svg:x1="10.364cm" svg:y1="10.388cm" svg:x2="10.353cm" svg:y2="8.365cm" draw:end-shape="id6" draw:end-glue-point="2" svg:d="M10364 10388l-11-2023" svg:viewBox="0 0 12 20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a1598" draw:style="linear" draw:start-color="#bcbcbc" draw:end-color="#d0d0d0" draw:start-intensity="100%" draw:end-intensity="100%" draw:angle="1800" draw:border="0%"/>
    <draw:gradient draw:name="a1606" draw:style="linear" draw:start-color="#a3c4ff" draw:end-color="#bfd5ff" draw:start-intensity="100%" draw:end-intensity="100%" draw:angle="1800" draw:border="0%"/>
    <draw:gradient draw:name="a1610" draw:style="linear" draw:start-color="#ffa2a1" draw:end-color="#ffbebd" draw:start-intensity="100%" draw:end-intensity="100%" draw:angle="1800" draw:border="0%"/>
    <draw:gradient draw:name="a1614" draw:style="linear" draw:start-color="#dafda7" draw:end-color="#e4fdc2" draw:start-intensity="100%" draw:end-intensity="100%" draw:angle="1800" draw:border="0%"/>
    <draw:gradient draw:name="a1618" draw:style="linear" draw:start-color="#c9b5e8" draw:end-color="#d9cbee" draw:start-intensity="100%" draw:end-intensity="100%" draw:angle="1800" draw:border="0%"/>
    <draw:gradient draw:name="a1623" draw:style="linear" draw:start-color="#ffbe86" draw:end-color="#ffd0aa" draw:start-intensity="100%" draw:end-intensity="100%" draw:angle="1800" draw:border="0%"/>
    <draw:gradient draw:name="a1629" draw:style="linear" draw:start-color="#c9b5e8" draw:end-color="#d9cbee" draw:start-intensity="100%" draw:end-intensity="100%" draw:angle="1800" draw:border="0%"/>
    <draw:marker draw:name="Arrow" svg:viewBox="0 0 20 30" svg:d="M10 0l-10 30h20z"/>
    <draw:marker draw:name="a1640" svg:viewBox="0 0 20 30" svg:d="M10 0l-10 30h20z"/>
    <draw:marker draw:name="a1641" svg:viewBox="0 0 20 30" svg:d="M10 0l-10 30h20z"/>
    <draw:marker draw:name="a1643" svg:viewBox="0 0 20 30" svg:d="M10 0l-10 30h20z"/>
    <draw:marker draw:name="a1644" svg:viewBox="0 0 20 30" svg:d="M10 0l-10 30h20z"/>
    <draw:marker draw:name="a1649" svg:viewBox="0 0 20 30" svg:d="M10 0l-10 30h20z"/>
    <draw:marker draw:name="a1650" svg:viewBox="0 0 20 30" svg:d="M10 0l-10 30h20z"/>
    <draw:marker draw:name="a1652" svg:viewBox="0 0 20 30" svg:d="M10 0l-10 30h20z"/>
    <draw:marker draw:name="a1653" svg:viewBox="0 0 20 30" svg:d="M10 0l-10 30h20z"/>
    <draw:marker draw:name="a1655" svg:viewBox="0 0 20 30" svg:d="M10 0l-10 30h20z"/>
    <draw:marker draw:name="a1656" svg:viewBox="0 0 20 30" svg:d="M10 0l-10 30h20z"/>
    <draw:marker draw:name="a1661" svg:viewBox="0 0 20 30" svg:d="M10 0l-10 30h20z"/>
    <draw:marker draw:name="a1662" svg:viewBox="0 0 20 30" svg:d="M10 0l-10 30h20z"/>
    <draw:marker draw:name="a1664" svg:viewBox="0 0 20 30" svg:d="M10 0l-10 30h20z"/>
    <draw:marker draw:name="a1665" svg:viewBox="0 0 20 30" svg:d="M10 0l-10 30h20z"/>
    <draw:marker draw:name="a1667" svg:viewBox="0 0 20 30" svg:d="M10 0l-10 30h20z"/>
    <draw:marker draw:name="a1668" svg:viewBox="0 0 20 30" svg:d="M10 0l-10 30h20z"/>
    <draw:marker draw:name="a1673" svg:viewBox="0 0 20 30" svg:d="M10 0l-10 30h20z"/>
    <draw:marker draw:name="a1674" svg:viewBox="0 0 20 30" svg:d="M10 0l-10 30h20z"/>
    <draw:marker draw:name="a1682" svg:viewBox="0 0 20 30" svg:d="M10 0l-10 30h20z"/>
    <draw:marker draw:name="a1683" svg:viewBox="0 0 20 30" svg:d="M10 0l-10 30h20z"/>
    <draw:marker draw:name="a1685" svg:viewBox="0 0 20 30" svg:d="M10 0l-10 30h20z"/>
    <draw:marker draw:name="a1686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4T20:05:40</meta:creation-date>
    <dc:date>2020-12-17T10:00:35.314656585</dc:date>
    <meta:editing-duration>PT3M5S</meta:editing-duration>
    <meta:editing-cycles>3</meta:editing-cycles>
    <meta:generator>LibreOffice/5.3.6.1$Linux_X86_64 LibreOffice_project/30$Build-1</meta:generator>
    <meta:document-statistic meta:object-count="24"/>
  </office:meta>
</office:document-meta>
</file>